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8.755cm" fo:margin-left="-0.76cm" fo:margin-top="0cm" fo:margin-bottom="0cm" table:align="left" style:writing-mode="lr-tb"/>
    </style:style>
    <style:style style:name="Table1.A" style:family="table-column">
      <style:table-column-properties style:column-width="1.75cm"/>
    </style:style>
    <style:style style:name="Table1.B" style:family="table-column">
      <style:table-column-properties style:column-width="2.002cm"/>
    </style:style>
    <style:style style:name="Table1.C" style:family="table-column">
      <style:table-column-properties style:column-width="5.251cm"/>
    </style:style>
    <style:style style:name="Table1.D" style:family="table-column">
      <style:table-column-properties style:column-width="1cm"/>
    </style:style>
    <style:style style:name="Table1.F" style:family="table-column">
      <style:table-column-properties style:column-width="4.249cm"/>
    </style:style>
    <style:style style:name="Table1.G" style:family="table-column">
      <style:table-column-properties style:column-width="4.203cm"/>
    </style:style>
    <style:style style:name="Table1.H" style:family="table-column">
      <style:table-column-properties style:column-width="1.549cm"/>
    </style:style>
    <style:style style:name="Table1.I" style:family="table-column">
      <style:table-column-properties style:column-width="3.496cm"/>
    </style:style>
    <style:style style:name="Table1.1" style:family="table-row">
      <style:table-row-properties style:min-row-height="0.543cm" fo:keep-together="auto"/>
    </style:style>
    <style:style style:name="Table1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I2" style:family="table-cell">
      <style:table-cell-properties fo:padding-left="0.199cm" fo:padding-right="0.191cm" fo:padding-top="0cm" fo:padding-bottom="0cm" fo:border="0.5pt solid #00000a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I3" style:family="table-cell">
      <style:table-cell-properties fo:padding-left="0.199cm" fo:padding-right="0.191cm" fo:padding-top="0cm" fo:padding-bottom="0cm" fo:border="0.5pt solid #00000a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I4" style:family="table-cell">
      <style:table-cell-properties fo:padding-left="0.199cm" fo:padding-right="0.191cm" fo:padding-top="0cm" fo:padding-bottom="0cm" fo:border="0.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I5" style:family="table-cell">
      <style:table-cell-properties fo:padding-left="0.199cm" fo:padding-right="0.191cm" fo:padding-top="0cm" fo:padding-bottom="0cm" fo:border="0.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I6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28.755cm" fo:margin-left="-0.76cm" fo:margin-top="0cm" fo:margin-bottom="0cm" table:align="left" style:writing-mode="lr-tb"/>
    </style:style>
    <style:style style:name="Table2.A" style:family="table-column">
      <style:table-column-properties style:column-width="1.75cm"/>
    </style:style>
    <style:style style:name="Table2.B" style:family="table-column">
      <style:table-column-properties style:column-width="2.002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1cm"/>
    </style:style>
    <style:style style:name="Table2.F" style:family="table-column">
      <style:table-column-properties style:column-width="4.249cm"/>
    </style:style>
    <style:style style:name="Table2.G" style:family="table-column">
      <style:table-column-properties style:column-width="4.251cm"/>
    </style:style>
    <style:style style:name="Table2.H" style:family="table-column">
      <style:table-column-properties style:column-width="1.501cm"/>
    </style:style>
    <style:style style:name="Table2.I" style:family="table-column">
      <style:table-column-properties style:column-width="3.496cm"/>
    </style:style>
    <style:style style:name="Table2.1" style:family="table-row">
      <style:table-row-properties style:min-row-height="0.543cm" fo:keep-together="auto"/>
    </style:style>
    <style:style style:name="Table2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I2" style:family="table-cell">
      <style:table-cell-properties fo:padding-left="0.199cm" fo:padding-right="0.191cm" fo:padding-top="0cm" fo:padding-bottom="0cm" fo:border="0.5pt solid #00000a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I3" style:family="table-cell">
      <style:table-cell-properties fo:padding-left="0.199cm" fo:padding-right="0.191cm" fo:padding-top="0cm" fo:padding-bottom="0cm" fo:border="0.5pt solid #00000a"/>
    </style:style>
    <style:style style:name="Table2.4" style:family="table-row">
      <style:table-row-properties fo:keep-together="auto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I4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28.755cm" fo:margin-left="-0.76cm" fo:margin-top="0cm" fo:margin-bottom="0cm" table:align="left" style:writing-mode="lr-tb"/>
    </style:style>
    <style:style style:name="Table3.A" style:family="table-column">
      <style:table-column-properties style:column-width="1.75cm"/>
    </style:style>
    <style:style style:name="Table3.B" style:family="table-column">
      <style:table-column-properties style:column-width="2.002cm"/>
    </style:style>
    <style:style style:name="Table3.C" style:family="table-column">
      <style:table-column-properties style:column-width="5.251cm"/>
    </style:style>
    <style:style style:name="Table3.D" style:family="table-column">
      <style:table-column-properties style:column-width="1cm"/>
    </style:style>
    <style:style style:name="Table3.F" style:family="table-column">
      <style:table-column-properties style:column-width="4.249cm"/>
    </style:style>
    <style:style style:name="Table3.G" style:family="table-column">
      <style:table-column-properties style:column-width="4.251cm"/>
    </style:style>
    <style:style style:name="Table3.H" style:family="table-column">
      <style:table-column-properties style:column-width="1.501cm"/>
    </style:style>
    <style:style style:name="Table3.I" style:family="table-column">
      <style:table-column-properties style:column-width="3.496cm"/>
    </style:style>
    <style:style style:name="Table3.1" style:family="table-row">
      <style:table-row-properties style:min-row-height="0.543cm" fo:keep-together="auto"/>
    </style:style>
    <style:style style:name="Table3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I2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28.755cm" fo:margin-left="-0.76cm" fo:margin-top="0cm" fo:margin-bottom="0cm" table:align="left" style:writing-mode="lr-tb"/>
    </style:style>
    <style:style style:name="Table4.A" style:family="table-column">
      <style:table-column-properties style:column-width="1.75cm"/>
    </style:style>
    <style:style style:name="Table4.B" style:family="table-column">
      <style:table-column-properties style:column-width="2.002cm"/>
    </style:style>
    <style:style style:name="Table4.C" style:family="table-column">
      <style:table-column-properties style:column-width="5.251cm"/>
    </style:style>
    <style:style style:name="Table4.D" style:family="table-column">
      <style:table-column-properties style:column-width="1cm"/>
    </style:style>
    <style:style style:name="Table4.F" style:family="table-column">
      <style:table-column-properties style:column-width="4.249cm"/>
    </style:style>
    <style:style style:name="Table4.G" style:family="table-column">
      <style:table-column-properties style:column-width="4.251cm"/>
    </style:style>
    <style:style style:name="Table4.H" style:family="table-column">
      <style:table-column-properties style:column-width="1.501cm"/>
    </style:style>
    <style:style style:name="Table4.I" style:family="table-column">
      <style:table-column-properties style:column-width="3.496cm"/>
    </style:style>
    <style:style style:name="Table4.1" style:family="table-row">
      <style:table-row-properties style:min-row-height="0.543cm" fo:keep-together="auto"/>
    </style:style>
    <style:style style:name="Table4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I2" style:family="table-cell">
      <style:table-cell-properties fo:padding-left="0.199cm" fo:padding-right="0.191cm" fo:padding-top="0cm" fo:padding-bottom="0cm" fo:border="0.5pt solid #00000a"/>
    </style:style>
    <style:style style:name="Table4.3" style:family="table-row">
      <style:table-row-properties fo:keep-together="auto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I3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28.755cm" fo:margin-left="-0.76cm" fo:margin-top="0cm" fo:margin-bottom="0cm" table:align="left" style:writing-mode="lr-tb"/>
    </style:style>
    <style:style style:name="Table5.A" style:family="table-column">
      <style:table-column-properties style:column-width="1.75cm"/>
    </style:style>
    <style:style style:name="Table5.B" style:family="table-column">
      <style:table-column-properties style:column-width="2.002cm"/>
    </style:style>
    <style:style style:name="Table5.C" style:family="table-column">
      <style:table-column-properties style:column-width="5.251cm"/>
    </style:style>
    <style:style style:name="Table5.D" style:family="table-column">
      <style:table-column-properties style:column-width="1cm"/>
    </style:style>
    <style:style style:name="Table5.F" style:family="table-column">
      <style:table-column-properties style:column-width="4.249cm"/>
    </style:style>
    <style:style style:name="Table5.G" style:family="table-column">
      <style:table-column-properties style:column-width="4.251cm"/>
    </style:style>
    <style:style style:name="Table5.H" style:family="table-column">
      <style:table-column-properties style:column-width="1.501cm"/>
    </style:style>
    <style:style style:name="Table5.I" style:family="table-column">
      <style:table-column-properties style:column-width="3.496cm"/>
    </style:style>
    <style:style style:name="Table5.1" style:family="table-row">
      <style:table-row-properties style:min-row-height="0.543cm" fo:keep-together="auto"/>
    </style:style>
    <style:style style:name="Table5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I2" style:family="table-cell">
      <style:table-cell-properties fo:padding-left="0.199cm" fo:padding-right="0.191cm" fo:padding-top="0cm" fo:padding-bottom="0cm" fo:border="0.5pt solid #00000a"/>
    </style:style>
    <style:style style:name="Table5.3" style:family="table-row">
      <style:table-row-properties fo:keep-together="auto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I3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28.755cm" fo:margin-left="-0.76cm" fo:margin-top="0cm" fo:margin-bottom="0cm" table:align="left" style:writing-mode="lr-tb"/>
    </style:style>
    <style:style style:name="Table6.A" style:family="table-column">
      <style:table-column-properties style:column-width="1.75cm"/>
    </style:style>
    <style:style style:name="Table6.B" style:family="table-column">
      <style:table-column-properties style:column-width="2.002cm"/>
    </style:style>
    <style:style style:name="Table6.C" style:family="table-column">
      <style:table-column-properties style:column-width="5.251cm"/>
    </style:style>
    <style:style style:name="Table6.D" style:family="table-column">
      <style:table-column-properties style:column-width="1cm"/>
    </style:style>
    <style:style style:name="Table6.F" style:family="table-column">
      <style:table-column-properties style:column-width="4.249cm"/>
    </style:style>
    <style:style style:name="Table6.G" style:family="table-column">
      <style:table-column-properties style:column-width="4.251cm"/>
    </style:style>
    <style:style style:name="Table6.H" style:family="table-column">
      <style:table-column-properties style:column-width="1.501cm"/>
    </style:style>
    <style:style style:name="Table6.I" style:family="table-column">
      <style:table-column-properties style:column-width="3.496cm"/>
    </style:style>
    <style:style style:name="Table6.1" style:family="table-row">
      <style:table-row-properties style:min-row-height="0.543cm" fo:keep-together="auto"/>
    </style:style>
    <style:style style:name="Table6.A1" style:family="table-cell">
      <style:table-cell-properties fo:background-color="#9cc2e5" fo:padding-left="0.199cm" fo:padding-right="0.191cm" fo:padding-top="0cm" fo:padding-bottom="0cm" fo:border="0.5pt solid #00000a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I2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0pt" officeooo:rsid="001a0e9a" officeooo:paragraph-rsid="001a0e9a" style:font-size-asian="10pt" style:font-size-complex="10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2"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/>
    </style:style>
    <style:style style:name="T5" style:family="text">
      <style:text-properties fo:font-size="10pt" fo:font-style="italic" style:font-size-asian="10pt" style:font-style-asian="italic" style:font-size-complex="10pt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text-position="super 58%" fo:font-size="10pt" fo:font-style="italic" style:text-underline-style="solid" style:text-underline-width="auto" style:text-underline-color="font-color" style:font-size-asian="10pt" style:font-style-asian="italic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SSUMPTIONS:</text:span></text:p>
      <text:list xml:id="list873477064" text:style-name="WWNum2">
        <text:list-item>
          <text:p text:style-name="P6"><text:span text:style-name="T2">Results of Mode, Pose, Duration, Response to 1</text:span><text:span text:style-name="T6">st</text:span><text:span text:style-name="T2"> prompt and response to 2</text:span><text:span text:style-name="T6">nd</text:span><text:span text:style-name="T2"> prompt are independent. <text:s/>That is, when testing Mode, the other parameters can be made constant.</text:span></text:p>
        </text:list-item>
        <text:list-item>
          <text:p text:style-name="P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2"><text:span text:style-name="T3">Test Case ID</text:span></text:p>
          </table:table-cell>
          <table:table-cell table:style-name="Table1.A1" office:value-type="string">
            <text:p text:style-name="P2"><text:span text:style-name="T3">Test Name</text:span></text:p>
          </table:table-cell>
          <table:table-cell table:style-name="Table1.A1" office:value-type="string">
            <text:p text:style-name="P2"><text:span text:style-name="T3">Test Description</text:span></text:p>
          </table:table-cell>
          <table:table-cell table:style-name="Table1.A1" office:value-type="string">
            <text:p text:style-name="P2"><text:span text:style-name="T3">TC#</text:span></text:p>
          </table:table-cell>
          <table:table-cell table:style-name="Table1.A1" office:value-type="string">
            <text:p text:style-name="P2"><text:span text:style-name="T3">Test Steps</text:span></text:p>
          </table:table-cell>
          <table:table-cell table:style-name="Table1.A1" office:value-type="string">
            <text:p text:style-name="P2"><text:span text:style-name="T3">Expected Result</text:span></text:p>
          </table:table-cell>
          <table:table-cell table:style-name="Table1.A1" office:value-type="string">
            <text:p text:style-name="P2"><text:span text:style-name="T3">Actual Result</text:span></text:p>
          </table:table-cell>
          <table:table-cell table:style-name="Table1.A1" office:value-type="string">
            <text:p text:style-name="P2"><text:span text:style-name="T3">Status</text:span></text:p>
          </table:table-cell>
          <table:table-cell table:style-name="Table1.A1" office:value-type="string">
            <text:p text:style-name="P2"><text:span text:style-name="T3">Comments</text:span></text:p>
          </table:table-cell>
        </table:table-row>
        <table:table-row table:style-name="Table1.2">
          <table:table-cell table:style-name="Table1.A2" table:number-rows-spanned="5" office:value-type="string">
            <text:p text:style-name="P2"><text:span text:style-name="T2">1.</text:span></text:p>
          </table:table-cell>
          <table:table-cell table:style-name="Table1.B2" table:number-rows-spanned="5" office:value-type="string">
            <text:p text:style-name="P2"><text:span text:style-name="T2">Predefined Poses</text:span></text:p>
          </table:table-cell>
          <table:table-cell table:style-name="Table1.C2" table:number-rows-spanned="5" office:value-type="string">
            <text:p text:style-name="P2"><text:span text:style-name="T3">Given:</text:span></text:p>
            <text:p text:style-name="P2"><text:span text:style-name="T2">Set poses for the robot have been predefined.</text:span></text:p>
            <text:p text:style-name="P2"><text:span text:style-name="T3">When:</text:span></text:p>
            <text:p text:style-name="P2"><text:span text:style-name="T2">I attempt to get the robot to adopt a predefined pose.</text:span></text:p>
            <text:p text:style-name="P2"><text:span text:style-name="T3">Then:</text:span></text:p>
            <text:p text:style-name="P2"><text:span text:style-name="T2">It will adopt the correct pose.</text:span></text:p>
            <text:p text:style-name="P2"><text:span text:style-name="T3">Prerequisite: </text:span></text:p>
            <text:p text:style-name="P2"><text:span text:style-name="T2">Predefined poses have been set.</text:span></text:p>
            <text:p text:style-name="P2"><text:span text:style-name="T3">Test Data:</text:span></text:p>
            <text:p text:style-name="P2"><text:span text:style-name="T4">Mode</text:span><text:span text:style-name="T2"> = Single</text:span></text:p>
            <text:p text:style-name="P2"><text:span text:style-name="T4">Duration</text:span><text:span text:style-name="T2"> = 5 seconds</text:span></text:p>
            <text:p text:style-name="P2"><text:span text:style-name="T4">Pose</text:span><text:span text:style-name="T2"> = See test steps</text:span></text:p>
            <text:p text:style-name="P2"><text:span text:style-name="T4">Response to 1</text:span><text:span text:style-name="T7">st</text:span><text:span text:style-name="T4"> prompt</text:span><text:span text:style-name="T5"> = Yes</text:span></text:p>
            <text:p text:style-name="P2"><text:span text:style-name="T4">Response to 2</text:span><text:span text:style-name="T7">nd</text:span><text:span text:style-name="T4"> prompt</text:span><text:span text:style-name="T5"> = NA</text:span></text:p>
          </table:table-cell>
          <table:table-cell table:style-name="Table1.D2" office:value-type="string">
            <text:p text:style-name="P2"><text:span text:style-name="T2">1</text:span></text:p>
          </table:table-cell>
          <table:table-cell table:style-name="Table1.E2" office:value-type="string">
            <text:p text:style-name="P2"><text:span text:style-name="T2">Select pose as OWL</text:span></text:p>
          </table:table-cell>
          <table:table-cell table:style-name="Table1.F2" office:value-type="string">
            <text:p text:style-name="P2"><text:span text:style-name="T2">Robot performs OWL pose</text:span></text:p>
          </table:table-cell>
          <table:table-cell table:style-name="Table1.G2" office:value-type="string">
            <text:p text:style-name="P3"/>
          </table:table-cell>
          <table:table-cell table:style-name="Table1.H2" office:value-type="string"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D3" office:value-type="string">
            <text:p text:style-name="P2"><text:span text:style-name="T2">2</text:span></text:p>
          </table:table-cell>
          <table:table-cell table:style-name="Table1.E3" office:value-type="string">
            <text:p text:style-name="P2"><text:span text:style-name="T2">Select pose as GIRAFFE</text:span></text:p>
          </table:table-cell>
          <table:table-cell table:style-name="Table1.F3" office:value-type="string">
            <text:p text:style-name="P2"><text:span text:style-name="T2">Robot performs GIRAFFE pose</text:span></text:p>
          </table:table-cell>
          <table:table-cell table:style-name="Table1.G3" office:value-type="string">
            <text:p text:style-name="P3"/>
          </table:table-cell>
          <table:table-cell table:style-name="Table1.H3" office:value-type="string">
            <text:p text:style-name="P3"/>
          </table:table-cell>
          <table:table-cell table:style-name="Table1.I3" office:value-type="string">
            <text:p text:style-name="P3"/>
          </table:table-cell>
        </table:table-row>
        <table:table-row table:style-name="Table1.4">
          <table:covered-table-cell/>
          <table:covered-table-cell/>
          <table:covered-table-cell/>
          <table:table-cell table:style-name="Table1.D4" office:value-type="string">
            <text:p text:style-name="P2"><text:span text:style-name="T2">3</text:span></text:p>
          </table:table-cell>
          <table:table-cell table:style-name="Table1.E4" office:value-type="string">
            <text:p text:style-name="P2"><text:span text:style-name="T2">Select pose as HOTAIR BALLOON</text:span></text:p>
          </table:table-cell>
          <table:table-cell table:style-name="Table1.F4" office:value-type="string">
            <text:p text:style-name="P2"><text:span text:style-name="T2">Robot performs HOTAIR BALLOON pose</text:span></text:p>
          </table:table-cell>
          <table:table-cell table:style-name="Table1.G4" office:value-type="string">
            <text:p text:style-name="P3"/>
          </table:table-cell>
          <table:table-cell table:style-name="Table1.H4" office:value-type="string">
            <text:p text:style-name="P3"/>
          </table:table-cell>
          <table:table-cell table:style-name="Table1.I4" office:value-type="string">
            <text:p text:style-name="P3"/>
          </table:table-cell>
        </table:table-row>
        <table:table-row table:style-name="Table1.5">
          <table:covered-table-cell/>
          <table:covered-table-cell/>
          <table:covered-table-cell/>
          <table:table-cell table:style-name="Table1.D5" office:value-type="string">
            <text:p text:style-name="P2"><text:span text:style-name="T2">4</text:span></text:p>
          </table:table-cell>
          <table:table-cell table:style-name="Table1.E5" office:value-type="string">
            <text:p text:style-name="P2"><text:span text:style-name="T2">Select pose as HERO</text:span></text:p>
          </table:table-cell>
          <table:table-cell table:style-name="Table1.F5" office:value-type="string">
            <text:p text:style-name="P2"><text:span text:style-name="T2">Robot performs HERO pose</text:span></text:p>
          </table:table-cell>
          <table:table-cell table:style-name="Table1.G5" office:value-type="string">
            <text:p text:style-name="P3"/>
          </table:table-cell>
          <table:table-cell table:style-name="Table1.H5" office:value-type="string">
            <text:p text:style-name="P3"/>
          </table:table-cell>
          <table:table-cell table:style-name="Table1.I5" office:value-type="string">
            <text:p text:style-name="P3"/>
          </table:table-cell>
        </table:table-row>
        <table:table-row table:style-name="Table1.6">
          <table:covered-table-cell/>
          <table:covered-table-cell/>
          <table:covered-table-cell/>
          <table:table-cell table:style-name="Table1.D6" office:value-type="string">
            <text:p text:style-name="P2"><text:span text:style-name="T2">5</text:span></text:p>
          </table:table-cell>
          <table:table-cell table:style-name="Table1.E6" office:value-type="string">
            <text:p text:style-name="P2"><text:span text:style-name="T2">Select pose as STARFISH</text:span></text:p>
          </table:table-cell>
          <table:table-cell table:style-name="Table1.F6" office:value-type="string">
            <text:p text:style-name="P2"><text:span text:style-name="T2">Robot performs STARFISH pose</text:span></text:p>
          </table:table-cell>
          <table:table-cell table:style-name="Table1.G6" office:value-type="string">
            <text:p text:style-name="P3"/>
          </table:table-cell>
          <table:table-cell table:style-name="Table1.H6" office:value-type="string">
            <text:p text:style-name="P3"/>
          </table:table-cell>
          <table:table-cell table:style-name="Table1.I6" office:value-type="string">
            <text:p text:style-name="P3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2"><text:span text:style-name="T3">Test Case ID</text:span></text:p>
          </table:table-cell>
          <table:table-cell table:style-name="Table2.A1" office:value-type="string">
            <text:p text:style-name="P2"><text:span text:style-name="T3">Test Name</text:span></text:p>
          </table:table-cell>
          <table:table-cell table:style-name="Table2.A1" office:value-type="string">
            <text:p text:style-name="P2"><text:span text:style-name="T3">Test Description</text:span></text:p>
          </table:table-cell>
          <table:table-cell table:style-name="Table2.A1" office:value-type="string">
            <text:p text:style-name="P2"><text:span text:style-name="T3">TC#</text:span></text:p>
          </table:table-cell>
          <table:table-cell table:style-name="Table2.A1" office:value-type="string">
            <text:p text:style-name="P2"><text:span text:style-name="T3">Test Steps</text:span></text:p>
          </table:table-cell>
          <table:table-cell table:style-name="Table2.A1" office:value-type="string">
            <text:p text:style-name="P2"><text:span text:style-name="T3">Expected Result</text:span></text:p>
          </table:table-cell>
          <table:table-cell table:style-name="Table2.A1" office:value-type="string">
            <text:p text:style-name="P2"><text:span text:style-name="T3">Actual Result</text:span></text:p>
          </table:table-cell>
          <table:table-cell table:style-name="Table2.A1" office:value-type="string">
            <text:p text:style-name="P2"><text:span text:style-name="T3">Status</text:span></text:p>
          </table:table-cell>
          <table:table-cell table:style-name="Table2.A1" office:value-type="string">
            <text:p text:style-name="P2"><text:span text:style-name="T3">Comments</text:span></text:p>
          </table:table-cell>
        </table:table-row>
        <table:table-row table:style-name="Table2.2">
          <table:table-cell table:style-name="Table2.A2" table:number-rows-spanned="3" office:value-type="string">
            <text:p text:style-name="P2"><text:span text:style-name="T2">2.</text:span></text:p>
          </table:table-cell>
          <table:table-cell table:style-name="Table2.B2" table:number-rows-spanned="3" office:value-type="string">
            <text:p text:style-name="P2"><text:span text:style-name="T2">Predefined Duration</text:span></text:p>
          </table:table-cell>
          <table:table-cell table:style-name="Table2.C2" table:number-rows-spanned="3" office:value-type="string">
            <text:p text:style-name="P2"><text:span text:style-name="T3">Given:</text:span></text:p>
            <text:p text:style-name="P2"><text:span text:style-name="T2">Set poses for the robot have been predefined.</text:span></text:p>
            <text:p text:style-name="P2"><text:span text:style-name="T3">When:</text:span></text:p>
            <text:p text:style-name="P2"><text:span text:style-name="T2">I attempt to get the robot to adopt a pose for a given duration.</text:span></text:p>
            <text:p text:style-name="P2"><text:span text:style-name="T3">Then:</text:span></text:p>
            <text:p text:style-name="P2"><text:span text:style-name="T2">It will adopt the pose for the correct duration.</text:span></text:p>
            <text:p text:style-name="P2"><text:soft-page-break/><text:span text:style-name="T3">Prerequisite: </text:span></text:p>
            <text:p text:style-name="P2"><text:span text:style-name="T2">Predefined poses have been set.</text:span></text:p>
            <text:p text:style-name="P2"><text:span text:style-name="T3">Test Data:</text:span></text:p>
            <text:p text:style-name="P2"><text:span text:style-name="T4">Mode</text:span><text:span text:style-name="T2"> = Single</text:span></text:p>
            <text:p text:style-name="P2"><text:span text:style-name="T4">Duration</text:span><text:span text:style-name="T2"> = See test steps</text:span></text:p>
            <text:p text:style-name="P2"><text:span text:style-name="T4">Pose</text:span><text:span text:style-name="T2"> = OWL</text:span></text:p>
            <text:p text:style-name="P2"><text:span text:style-name="T4">Response to 1</text:span><text:span text:style-name="T7">st</text:span><text:span text:style-name="T4"> prompt</text:span><text:span text:style-name="T5"> = Yes</text:span></text:p>
            <text:p text:style-name="P2"><text:span text:style-name="T4">Response to 2</text:span><text:span text:style-name="T7">nd</text:span><text:span text:style-name="T4"> prompt</text:span><text:span text:style-name="T5"> = NA</text:span></text:p>
          </table:table-cell>
          <table:table-cell table:style-name="Table2.D2" office:value-type="string">
            <text:p text:style-name="P2"><text:span text:style-name="T2">1</text:span></text:p>
          </table:table-cell>
          <table:table-cell table:style-name="Table2.E2" office:value-type="string">
            <text:p text:style-name="P2"><text:span text:style-name="T2">Select Duration as 5 seconds</text:span></text:p>
          </table:table-cell>
          <table:table-cell table:style-name="Table2.F2" office:value-type="string">
            <text:p text:style-name="P4">Robot performs the pose for 5 seconds</text:p>
          </table:table-cell>
          <table:table-cell table:style-name="Table2.G2" office:value-type="string">
            <text:p text:style-name="P3"/>
          </table:table-cell>
          <table:table-cell table:style-name="Table2.H2" office:value-type="string">
            <text:p text:style-name="P3"/>
          </table:table-cell>
          <table:table-cell table:style-name="Table2.I2" office:value-type="string">
            <text:p text:style-name="P3"/>
          </table:table-cell>
        </table:table-row>
        <table:table-row table:style-name="Table2.3">
          <table:covered-table-cell/>
          <table:covered-table-cell/>
          <table:covered-table-cell/>
          <table:table-cell table:style-name="Table2.D3" office:value-type="string">
            <text:p text:style-name="P2"><text:span text:style-name="T2">2</text:span></text:p>
          </table:table-cell>
          <table:table-cell table:style-name="Table2.E3" office:value-type="string">
            <text:p text:style-name="P2"><text:span text:style-name="T2">Select Duration as 10 seconds</text:span></text:p>
          </table:table-cell>
          <table:table-cell table:style-name="Table2.F3" office:value-type="string">
            <text:p text:style-name="P4">Robot performs the pose for 10 seconds</text:p>
          </table:table-cell>
          <table:table-cell table:style-name="Table2.G3" office:value-type="string">
            <text:p text:style-name="P3"/>
          </table:table-cell>
          <table:table-cell table:style-name="Table2.H3" office:value-type="string">
            <text:p text:style-name="P3"/>
          </table:table-cell>
          <table:table-cell table:style-name="Table2.I3" office:value-type="string">
            <text:p text:style-name="P3"/>
          </table:table-cell>
        </table:table-row>
        <table:table-row table:style-name="Table2.4">
          <table:covered-table-cell/>
          <table:covered-table-cell/>
          <table:covered-table-cell/>
          <table:table-cell table:style-name="Table2.D4" office:value-type="string">
            <text:p text:style-name="P2"><text:span text:style-name="T2">3</text:span></text:p>
          </table:table-cell>
          <table:table-cell table:style-name="Table2.E4" office:value-type="string">
            <text:p text:style-name="P2"><text:span text:style-name="T2">Select Duration as 15 seconds</text:span></text:p>
          </table:table-cell>
          <table:table-cell table:style-name="Table2.F4" office:value-type="string">
            <text:p text:style-name="P4">Robot performs the pose for 15 seconds</text:p>
          </table:table-cell>
          <table:table-cell table:style-name="Table2.G4" office:value-type="string">
            <text:p text:style-name="P3"/>
          </table:table-cell>
          <table:table-cell table:style-name="Table2.H4" office:value-type="string">
            <text:p text:style-name="P3"/>
          </table:table-cell>
          <table:table-cell table:style-name="Table2.I4" office:value-type="string">
            <text:p text:style-name="P3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2"><text:span text:style-name="T3">Test Case ID</text:span></text:p>
          </table:table-cell>
          <table:table-cell table:style-name="Table3.A1" office:value-type="string">
            <text:p text:style-name="P2"><text:span text:style-name="T3">Test Name</text:span></text:p>
          </table:table-cell>
          <table:table-cell table:style-name="Table3.A1" office:value-type="string">
            <text:p text:style-name="P2"><text:span text:style-name="T3">Test Description</text:span></text:p>
          </table:table-cell>
          <table:table-cell table:style-name="Table3.A1" office:value-type="string">
            <text:p text:style-name="P2"><text:span text:style-name="T3">TC#</text:span></text:p>
          </table:table-cell>
          <table:table-cell table:style-name="Table3.A1" office:value-type="string">
            <text:p text:style-name="P2"><text:span text:style-name="T3">Test Steps</text:span></text:p>
          </table:table-cell>
          <table:table-cell table:style-name="Table3.A1" office:value-type="string">
            <text:p text:style-name="P2"><text:span text:style-name="T3">Expected Result</text:span></text:p>
          </table:table-cell>
          <table:table-cell table:style-name="Table3.A1" office:value-type="string">
            <text:p text:style-name="P2"><text:span text:style-name="T3">Actual Result</text:span></text:p>
          </table:table-cell>
          <table:table-cell table:style-name="Table3.A1" office:value-type="string">
            <text:p text:style-name="P2"><text:span text:style-name="T3">Status</text:span></text:p>
          </table:table-cell>
          <table:table-cell table:style-name="Table3.A1" office:value-type="string">
            <text:p text:style-name="P2"><text:span text:style-name="T3">Comments</text:span></text:p>
          </table:table-cell>
        </table:table-row>
        <table:table-row table:style-name="Table3.2">
          <table:table-cell table:style-name="Table3.A2" office:value-type="string">
            <text:p text:style-name="P2"><text:span text:style-name="T2">3.1</text:span></text:p>
          </table:table-cell>
          <table:table-cell table:style-name="Table3.B2" office:value-type="string">
            <text:p text:style-name="P2"><text:span text:style-name="T2">1</text:span><text:span text:style-name="T6">st</text:span><text:span text:style-name="T2"> Prompt Response YES</text:span></text:p>
          </table:table-cell>
          <table:table-cell table:style-name="Table3.C2" office:value-type="string">
            <text:p text:style-name="P2"><text:span text:style-name="T3">Given:</text:span></text:p>
            <text:p text:style-name="P2"><text:span text:style-name="T2">Set poses for the robot have been predefined.</text:span></text:p>
            <text:p text:style-name="P2"><text:span text:style-name="T3">When:</text:span></text:p>
            <text:p text:style-name="P2"><text:span text:style-name="T2">I attempt to get the robot to adopt a pose and with a YES response to the 1</text:span><text:span text:style-name="T6">st </text:span><text:span text:style-name="T2">prompt.</text:span></text:p>
            <text:p text:style-name="P2"><text:span text:style-name="T3">Then:</text:span></text:p>
            <text:p text:style-name="P2"><text:span text:style-name="T2">It will adopt the pose after the YES response to the 1</text:span><text:span text:style-name="T6">st</text:span><text:span text:style-name="T2"> prompt.</text:span></text:p>
            <text:p text:style-name="P2"><text:span text:style-name="T3">Prerequisite: </text:span></text:p>
            <text:p text:style-name="P2"><text:span text:style-name="T2">Predefined poses have been set.</text:span></text:p>
            <text:p text:style-name="P2"><text:span text:style-name="T3">Test Data:</text:span></text:p>
            <text:p text:style-name="P2"><text:span text:style-name="T4">Mode</text:span><text:span text:style-name="T2"> = Single</text:span></text:p>
            <text:p text:style-name="P2"><text:span text:style-name="T4">Duration</text:span><text:span text:style-name="T2"> = 5 seconds</text:span></text:p>
            <text:p text:style-name="P2"><text:span text:style-name="T4">Pose</text:span><text:span text:style-name="T2"> = OWL</text:span></text:p>
            <text:p text:style-name="P2"><text:span text:style-name="T4">Response to 1</text:span><text:span text:style-name="T7">st</text:span><text:span text:style-name="T4"> prompt</text:span><text:span text:style-name="T5"> = </text:span><text:span text:style-name="T2">Yes</text:span></text:p>
            <text:p text:style-name="P2"><text:span text:style-name="T4">Response to 2</text:span><text:span text:style-name="T7">nd</text:span><text:span text:style-name="T4"> prompt</text:span><text:span text:style-name="T5"> = NA</text:span></text:p>
          </table:table-cell>
          <table:table-cell table:style-name="Table3.D2" office:value-type="string">
            <text:p text:style-name="P2"><text:span text:style-name="T2">1</text:span></text:p>
          </table:table-cell>
          <table:table-cell table:style-name="Table3.E2" office:value-type="string">
            <text:p text:style-name="P2"><text:span text:style-name="T2">Response to 1</text:span><text:span text:style-name="T6">st</text:span><text:span text:style-name="T2"> prompt is YES</text:span></text:p>
          </table:table-cell>
          <table:table-cell table:style-name="Table3.F2" office:value-type="string">
            <text:p text:style-name="P2"><text:span text:style-name="T2">Robot will adopt pose after 1</text:span><text:span text:style-name="T6">st</text:span><text:span text:style-name="T2"> prompt.</text:span></text:p>
          </table:table-cell>
          <table:table-cell table:style-name="Table3.G2" office:value-type="string">
            <text:p text:style-name="P3"/>
          </table:table-cell>
          <table:table-cell table:style-name="Table3.H2" office:value-type="string">
            <text:p text:style-name="P3"/>
          </table:table-cell>
          <table:table-cell table:style-name="Table3.I2" office:value-type="string">
            <text:p text:style-name="P3"/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column table:style-name="Table4.H"/>
        <table:table-column table:style-name="Table4.I"/>
        <table:table-row table:style-name="Table4.1">
          <table:table-cell table:style-name="Table4.A1" office:value-type="string">
            <text:p text:style-name="P2"><text:span text:style-name="T3">Test Case ID</text:span></text:p>
          </table:table-cell>
          <table:table-cell table:style-name="Table4.A1" office:value-type="string">
            <text:p text:style-name="P2"><text:span text:style-name="T3">Test Name</text:span></text:p>
          </table:table-cell>
          <table:table-cell table:style-name="Table4.A1" office:value-type="string">
            <text:p text:style-name="P2"><text:span text:style-name="T3">Test Description</text:span></text:p>
          </table:table-cell>
          <table:table-cell table:style-name="Table4.A1" office:value-type="string">
            <text:p text:style-name="P2"><text:span text:style-name="T3">TC#</text:span></text:p>
          </table:table-cell>
          <table:table-cell table:style-name="Table4.A1" office:value-type="string">
            <text:p text:style-name="P2"><text:span text:style-name="T3">Test Steps</text:span></text:p>
          </table:table-cell>
          <table:table-cell table:style-name="Table4.A1" office:value-type="string">
            <text:p text:style-name="P2"><text:span text:style-name="T3">Expected Result</text:span></text:p>
          </table:table-cell>
          <table:table-cell table:style-name="Table4.A1" office:value-type="string">
            <text:p text:style-name="P2"><text:span text:style-name="T3">Actual Result</text:span></text:p>
          </table:table-cell>
          <table:table-cell table:style-name="Table4.A1" office:value-type="string">
            <text:p text:style-name="P2"><text:span text:style-name="T3">Status</text:span></text:p>
          </table:table-cell>
          <table:table-cell table:style-name="Table4.A1" office:value-type="string">
            <text:p text:style-name="P2"><text:span text:style-name="T3">Comments</text:span></text:p>
          </table:table-cell>
        </table:table-row>
        <table:table-row table:style-name="Table4.2">
          <table:table-cell table:style-name="Table4.A2" table:number-rows-spanned="2" office:value-type="string">
            <text:p text:style-name="P2"><text:span text:style-name="T2">3.2</text:span></text:p>
          </table:table-cell>
          <table:table-cell table:style-name="Table4.B2" table:number-rows-spanned="2" office:value-type="string">
            <text:p text:style-name="P2"><text:span text:style-name="T2">1</text:span><text:span text:style-name="T6">st</text:span><text:span text:style-name="T2"> </text:span><text:soft-page-break/><text:span text:style-name="T2">Prompt Response NONE</text:span></text:p>
            <text:p text:style-name="P2"><text:span text:style-name="T2">2</text:span><text:span text:style-name="T6">nd</text:span><text:span text:style-name="T2"> Prompt Response YES</text:span></text:p>
          </table:table-cell>
          <table:table-cell table:style-name="Table4.C2" table:number-rows-spanned="2" office:value-type="string">
            <text:p text:style-name="P2"><text:span text:style-name="T3">Given:</text:span></text:p>
            <text:p text:style-name="P2"><text:soft-page-break/><text:span text:style-name="T2">Set poses for the robot have been predefined.</text:span></text:p>
            <text:p text:style-name="P2"><text:span text:style-name="T3">When:</text:span></text:p>
            <text:p text:style-name="P2"><text:span text:style-name="T2">I attempt to get the robot to adopt a pose and with no response to the 1</text:span><text:span text:style-name="T6">st</text:span><text:span text:style-name="T2"> prompt but YES response to the 2</text:span><text:span text:style-name="T6">nd</text:span><text:span text:style-name="T2"> prompt.</text:span></text:p>
            <text:p text:style-name="P2"><text:span text:style-name="T3">Then:</text:span></text:p>
            <text:p text:style-name="P2"><text:span text:style-name="T2">It will adopt the pose after the YES response to the 2</text:span><text:span text:style-name="T6">nd</text:span><text:span text:style-name="T2"> prompt.</text:span></text:p>
            <text:p text:style-name="P2"><text:span text:style-name="T3">Prerequisite: </text:span></text:p>
            <text:p text:style-name="P2"><text:span text:style-name="T2">Predefined poses have been set.</text:span></text:p>
            <text:p text:style-name="P2"><text:span text:style-name="T3">Test Data:</text:span></text:p>
            <text:p text:style-name="P2"><text:span text:style-name="T4">Mode</text:span><text:span text:style-name="T2"> = Single</text:span></text:p>
            <text:p text:style-name="P2"><text:span text:style-name="T4">Duration</text:span><text:span text:style-name="T2"> = 5 seconds</text:span></text:p>
            <text:p text:style-name="P2"><text:span text:style-name="T4">Pose</text:span><text:span text:style-name="T2"> = OWL</text:span></text:p>
            <text:p text:style-name="P2"><text:span text:style-name="T4">Response to 1</text:span><text:span text:style-name="T7">st</text:span><text:span text:style-name="T4"> prompt</text:span><text:span text:style-name="T5"> = NONE</text:span></text:p>
            <text:p text:style-name="P2"><text:span text:style-name="T4">Response to 2</text:span><text:span text:style-name="T7">nd</text:span><text:span text:style-name="T4"> prompt</text:span><text:span text:style-name="T5"> = NA</text:span></text:p>
          </table:table-cell>
          <table:table-cell table:style-name="Table4.D2" office:value-type="string">
            <text:p text:style-name="P2"><text:span text:style-name="T2">1</text:span></text:p>
          </table:table-cell>
          <table:table-cell table:style-name="Table4.E2" office:value-type="string">
            <text:p text:style-name="P2"><text:span text:style-name="T2">Response to 1</text:span><text:span text:style-name="T6">st</text:span><text:span text:style-name="T2"> prompt is </text:span><text:soft-page-break/><text:span text:style-name="T2">NONE</text:span></text:p>
          </table:table-cell>
          <table:table-cell table:style-name="Table4.F2" office:value-type="string">
            <text:p text:style-name="P2"><text:span text:style-name="T2">Robot will not adopt </text:span><text:soft-page-break/><text:span text:style-name="T2">pose after 1</text:span><text:span text:style-name="T6">st</text:span><text:span text:style-name="T2"> prompt but will give 2</text:span><text:span text:style-name="T6">nd</text:span><text:span text:style-name="T2"> prompt.</text:span></text:p>
          </table:table-cell>
          <table:table-cell table:style-name="Table4.G2" office:value-type="string">
            <text:p text:style-name="P3"/>
          </table:table-cell>
          <table:table-cell table:style-name="Table4.H2" office:value-type="string">
            <text:p text:style-name="P3"/>
          </table:table-cell>
          <table:table-cell table:style-name="Table4.I2" office:value-type="string">
            <text:p text:style-name="P3"/>
          </table:table-cell>
        </table:table-row>
        <table:table-row table:style-name="Table4.3">
          <table:covered-table-cell/>
          <table:covered-table-cell/>
          <table:covered-table-cell/>
          <table:table-cell table:style-name="Table4.D3" office:value-type="string">
            <text:p text:style-name="P2"><text:span text:style-name="T2">2</text:span></text:p>
          </table:table-cell>
          <table:table-cell table:style-name="Table4.E3" office:value-type="string">
            <text:p text:style-name="P2"><text:span text:style-name="T2">Response to 2</text:span><text:span text:style-name="T6">nd</text:span><text:span text:style-name="T2"> prompt is YES</text:span></text:p>
          </table:table-cell>
          <table:table-cell table:style-name="Table4.F3" office:value-type="string">
            <text:p text:style-name="P2"><text:span text:style-name="T2">Robot will adopt pose after 2</text:span><text:span text:style-name="T6">nd</text:span><text:span text:style-name="T2"> prompt.</text:span></text:p>
          </table:table-cell>
          <table:table-cell table:style-name="Table4.G3" office:value-type="string">
            <text:p text:style-name="P3"/>
          </table:table-cell>
          <table:table-cell table:style-name="Table4.H3" office:value-type="string">
            <text:p text:style-name="P3"/>
          </table:table-cell>
          <table:table-cell table:style-name="Table4.I3" office:value-type="string">
            <text:p text:style-name="P3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F"/>
        <table:table-column table:style-name="Table5.G"/>
        <table:table-column table:style-name="Table5.H"/>
        <table:table-column table:style-name="Table5.I"/>
        <table:table-row table:style-name="Table5.1">
          <table:table-cell table:style-name="Table5.A1" office:value-type="string">
            <text:p text:style-name="P2"><text:span text:style-name="T3">Test Case ID</text:span></text:p>
          </table:table-cell>
          <table:table-cell table:style-name="Table5.A1" office:value-type="string">
            <text:p text:style-name="P2"><text:span text:style-name="T3">Test Name</text:span></text:p>
          </table:table-cell>
          <table:table-cell table:style-name="Table5.A1" office:value-type="string">
            <text:p text:style-name="P2"><text:span text:style-name="T3">Test Description</text:span></text:p>
          </table:table-cell>
          <table:table-cell table:style-name="Table5.A1" office:value-type="string">
            <text:p text:style-name="P2"><text:span text:style-name="T3">TC#</text:span></text:p>
          </table:table-cell>
          <table:table-cell table:style-name="Table5.A1" office:value-type="string">
            <text:p text:style-name="P2"><text:span text:style-name="T3">Test Steps</text:span></text:p>
          </table:table-cell>
          <table:table-cell table:style-name="Table5.A1" office:value-type="string">
            <text:p text:style-name="P2"><text:span text:style-name="T3">Expected Result</text:span></text:p>
          </table:table-cell>
          <table:table-cell table:style-name="Table5.A1" office:value-type="string">
            <text:p text:style-name="P2"><text:span text:style-name="T3">Actual Result</text:span></text:p>
          </table:table-cell>
          <table:table-cell table:style-name="Table5.A1" office:value-type="string">
            <text:p text:style-name="P2"><text:span text:style-name="T3">Status</text:span></text:p>
          </table:table-cell>
          <table:table-cell table:style-name="Table5.A1" office:value-type="string">
            <text:p text:style-name="P2"><text:span text:style-name="T3">Comments</text:span></text:p>
          </table:table-cell>
        </table:table-row>
        <table:table-row table:style-name="Table5.2">
          <table:table-cell table:style-name="Table5.A2" table:number-rows-spanned="2" office:value-type="string">
            <text:p text:style-name="P2"><text:span text:style-name="T2">3.3</text:span></text:p>
          </table:table-cell>
          <table:table-cell table:style-name="Table5.B2" table:number-rows-spanned="2" office:value-type="string">
            <text:p text:style-name="P2"><text:span text:style-name="T2">1</text:span><text:span text:style-name="T6">st</text:span><text:span text:style-name="T2"> Prompt Response NONE</text:span></text:p>
            <text:p text:style-name="P2"><text:span text:style-name="T2">2</text:span><text:span text:style-name="T6">nd</text:span><text:span text:style-name="T2"> Prompt Response NONE</text:span></text:p>
          </table:table-cell>
          <table:table-cell table:style-name="Table5.C2" table:number-rows-spanned="2" office:value-type="string">
            <text:p text:style-name="P2"><text:span text:style-name="T3">Given:</text:span></text:p>
            <text:p text:style-name="P2"><text:span text:style-name="T2">Set poses for the robot have been predefined.</text:span></text:p>
            <text:p text:style-name="P2"><text:span text:style-name="T3">When:</text:span></text:p>
            <text:p text:style-name="P2"><text:span text:style-name="T2">I attempt to get the robot to adopt a pose with no response to the 1</text:span><text:span text:style-name="T6">st</text:span><text:span text:style-name="T2"> or 2</text:span><text:span text:style-name="T6">nd</text:span><text:span text:style-name="T2"> prompts.</text:span></text:p>
            <text:p text:style-name="P2"><text:span text:style-name="T3">Then:</text:span></text:p>
            <text:p text:style-name="P2"><text:span text:style-name="T2">It will adopt the pose after waiting 5 seconds after the 2</text:span><text:span text:style-name="T6">nd</text:span><text:span text:style-name="T2"> prompt. </text:span></text:p>
            <text:p text:style-name="P2"><text:span text:style-name="T3">Prerequisite: </text:span></text:p>
            <text:p text:style-name="P2"><text:span text:style-name="T2">Predefined poses have been set.</text:span></text:p>
            <text:p text:style-name="P2"><text:span text:style-name="T3">Test Data:</text:span></text:p>
            <text:p text:style-name="P2"><text:soft-page-break/><text:span text:style-name="T4">Mode</text:span><text:span text:style-name="T2"> = Single</text:span></text:p>
            <text:p text:style-name="P2"><text:span text:style-name="T4">Duration</text:span><text:span text:style-name="T2"> = 5 seconds</text:span></text:p>
            <text:p text:style-name="P2"><text:span text:style-name="T4">Pose</text:span><text:span text:style-name="T2"> = OWL</text:span></text:p>
            <text:p text:style-name="P2"><text:span text:style-name="T4">Response to 1</text:span><text:span text:style-name="T7">st</text:span><text:span text:style-name="T4"> prompt</text:span><text:span text:style-name="T5"> = NONE</text:span></text:p>
            <text:p text:style-name="P2"><text:span text:style-name="T4">Response to 2</text:span><text:span text:style-name="T7">nd</text:span><text:span text:style-name="T4"> prompt</text:span><text:span text:style-name="T5"> = NONE</text:span></text:p>
          </table:table-cell>
          <table:table-cell table:style-name="Table5.D2" office:value-type="string">
            <text:p text:style-name="P2"><text:span text:style-name="T2">1</text:span></text:p>
          </table:table-cell>
          <table:table-cell table:style-name="Table5.E2" office:value-type="string">
            <text:p text:style-name="P2"><text:span text:style-name="T2">Response to 1</text:span><text:span text:style-name="T6">st</text:span><text:span text:style-name="T2"> prompt is NONE</text:span></text:p>
          </table:table-cell>
          <table:table-cell table:style-name="Table5.F2" office:value-type="string">
            <text:p text:style-name="P2"><text:span text:style-name="T2">Robot will not adopt the pose after 1</text:span><text:span text:style-name="T6">st</text:span><text:span text:style-name="T2"> prompt but will give 2</text:span><text:span text:style-name="T6">nd</text:span><text:span text:style-name="T2"> Prompt</text:span></text:p>
          </table:table-cell>
          <table:table-cell table:style-name="Table5.G2" office:value-type="string">
            <text:p text:style-name="P3"/>
          </table:table-cell>
          <table:table-cell table:style-name="Table5.H2" office:value-type="string">
            <text:p text:style-name="P3"/>
          </table:table-cell>
          <table:table-cell table:style-name="Table5.I2" office:value-type="string">
            <text:p text:style-name="P3"/>
          </table:table-cell>
        </table:table-row>
        <table:table-row table:style-name="Table5.3">
          <table:covered-table-cell/>
          <table:covered-table-cell/>
          <table:covered-table-cell/>
          <table:table-cell table:style-name="Table5.D3" office:value-type="string">
            <text:p text:style-name="P2"><text:span text:style-name="T2">2</text:span></text:p>
          </table:table-cell>
          <table:table-cell table:style-name="Table5.E3" office:value-type="string">
            <text:p text:style-name="P2"><text:span text:style-name="T2">Response to 2</text:span><text:span text:style-name="T6">nd</text:span><text:span text:style-name="T2"> prompt is NONE</text:span></text:p>
          </table:table-cell>
          <table:table-cell table:style-name="Table5.F3" office:value-type="string">
            <text:p text:style-name="P2"><text:span text:style-name="T2">Robot will wait 5 seconds and then adopts the pose.</text:span></text:p>
          </table:table-cell>
          <table:table-cell table:style-name="Table5.G3" office:value-type="string">
            <text:p text:style-name="P3"/>
          </table:table-cell>
          <table:table-cell table:style-name="Table5.H3" office:value-type="string">
            <text:p text:style-name="P3"/>
          </table:table-cell>
          <table:table-cell table:style-name="Table5.I3" office:value-type="string">
            <text:p text:style-name="P3"/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F"/>
        <table:table-column table:style-name="Table6.G"/>
        <table:table-column table:style-name="Table6.H"/>
        <table:table-column table:style-name="Table6.I"/>
        <table:table-row table:style-name="Table6.1">
          <table:table-cell table:style-name="Table6.A1" office:value-type="string">
            <text:p text:style-name="P2"><text:span text:style-name="T3">Test Case ID</text:span></text:p>
          </table:table-cell>
          <table:table-cell table:style-name="Table6.A1" office:value-type="string">
            <text:p text:style-name="P2"><text:span text:style-name="T3">Test Name</text:span></text:p>
          </table:table-cell>
          <table:table-cell table:style-name="Table6.A1" office:value-type="string">
            <text:p text:style-name="P2"><text:span text:style-name="T3">Test Description</text:span></text:p>
          </table:table-cell>
          <table:table-cell table:style-name="Table6.A1" office:value-type="string">
            <text:p text:style-name="P2"><text:span text:style-name="T3">TC#</text:span></text:p>
          </table:table-cell>
          <table:table-cell table:style-name="Table6.A1" office:value-type="string">
            <text:p text:style-name="P2"><text:span text:style-name="T3">Test Steps</text:span></text:p>
          </table:table-cell>
          <table:table-cell table:style-name="Table6.A1" office:value-type="string">
            <text:p text:style-name="P2"><text:span text:style-name="T3">Expected Result</text:span></text:p>
          </table:table-cell>
          <table:table-cell table:style-name="Table6.A1" office:value-type="string">
            <text:p text:style-name="P2"><text:span text:style-name="T3">Actual Result</text:span></text:p>
          </table:table-cell>
          <table:table-cell table:style-name="Table6.A1" office:value-type="string">
            <text:p text:style-name="P2"><text:span text:style-name="T3">Status</text:span></text:p>
          </table:table-cell>
          <table:table-cell table:style-name="Table6.A1" office:value-type="string">
            <text:p text:style-name="P2"><text:span text:style-name="T3">Comments</text:span></text:p>
          </table:table-cell>
        </table:table-row>
        <table:table-row table:style-name="Table6.2">
          <table:table-cell table:style-name="Table6.A2" office:value-type="string">
            <text:p text:style-name="P2"><text:span text:style-name="T2">4.</text:span></text:p>
          </table:table-cell>
          <table:table-cell table:style-name="Table6.B2" office:value-type="string">
            <text:p text:style-name="P2"><text:span text:style-name="T2">Routine</text:span></text:p>
          </table:table-cell>
          <table:table-cell table:style-name="Table6.C2" office:value-type="string">
            <text:p text:style-name="P2"><text:span text:style-name="T3">Given:</text:span></text:p>
            <text:p text:style-name="P2"><text:span text:style-name="T2">Set poses for the robot have been predefined.</text:span></text:p>
            <text:p text:style-name="P2"><text:span text:style-name="T3">When:</text:span></text:p>
            <text:p text:style-name="P2"><text:span text:style-name="T2">I attempt to get the robot to adopt a routine of poses</text:span></text:p>
            <text:p text:style-name="P2"><text:span text:style-name="T3">Then:</text:span></text:p>
            <text:p text:style-name="P2"><text:span text:style-name="T2">It will adopt a routine of poses.</text:span></text:p>
            <text:p text:style-name="P2"><text:span text:style-name="T3">Prerequisite: </text:span></text:p>
            <text:p text:style-name="P2"><text:span text:style-name="T2">Predefined poses have been set.</text:span></text:p>
            <text:p text:style-name="P2"><text:span text:style-name="T3">Test Data:</text:span></text:p>
            <text:p text:style-name="P2"><text:span text:style-name="T4">Mode</text:span><text:span text:style-name="T2"> = Routine</text:span></text:p>
            <text:p text:style-name="P2"><text:span text:style-name="T4">Duration</text:span><text:span text:style-name="T2"> = 5 seconds</text:span></text:p>
            <text:p text:style-name="P2"><text:span text:style-name="T4">Pose</text:span><text:span text:style-name="T2"> = NA</text:span></text:p>
            <text:p text:style-name="P2"><text:span text:style-name="T4">Response to 1</text:span><text:span text:style-name="T7">st</text:span><text:span text:style-name="T4"> prompt</text:span><text:span text:style-name="T5"> = YES</text:span></text:p>
            <text:p text:style-name="P2"><text:span text:style-name="T4">Response to 2</text:span><text:span text:style-name="T7">nd</text:span><text:span text:style-name="T4"> prompt</text:span><text:span text:style-name="T5"> = NA</text:span></text:p>
          </table:table-cell>
          <table:table-cell table:style-name="Table6.D2" office:value-type="string">
            <text:p text:style-name="P2"><text:span text:style-name="T2">1</text:span></text:p>
          </table:table-cell>
          <table:table-cell table:style-name="Table6.E2" office:value-type="string">
            <text:p text:style-name="P2"><text:span text:style-name="T2">Routine selected</text:span></text:p>
          </table:table-cell>
          <table:table-cell table:style-name="Table6.F2" office:value-type="string">
            <text:p text:style-name="P2"><text:span text:style-name="T2">Robot will perform a routine of poses following logic of each single pose.</text:span><text:bookmark text:name="_GoBack"/></text:p>
          </table:table-cell>
          <table:table-cell table:style-name="Table6.G2" office:value-type="string">
            <text:p text:style-name="P3"/>
          </table:table-cell>
          <table:table-cell table:style-name="Table6.H2" office:value-type="string">
            <text:p text:style-name="P3"/>
          </table:table-cell>
          <table:table-cell table:style-name="Table6.I2" office:value-type="string">
            <text:p text:style-name="P3"/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erpnox@gmail.com</meta:initial-creator>
    <meta:editing-cycles>3</meta:editing-cycles>
    <meta:creation-date>2018-10-18T13:01:00</meta:creation-date>
    <dc:date>2018-10-19T10:12:47.875873331</dc:date>
    <meta:editing-duration>PT1H57M48S</meta:editing-duration>
    <meta:generator>LibreOffice/6.0.3.2$Linux_X86_64 LibreOffice_project/00m0$Build-2</meta:generator>
    <meta:document-statistic meta:table-count="6" meta:image-count="0" meta:object-count="0" meta:page-count="4" meta:paragraph-count="197" meta:word-count="756" meta:character-count="3953" meta:non-whitespace-character-count="33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